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c484" officeooo:paragraph-rsid="0006c484"/>
    </style:style>
    <style:style style:name="P2" style:family="paragraph" style:parent-style-name="Standard">
      <style:text-properties officeooo:rsid="0006c484" officeooo:paragraph-rsid="0008bf7d"/>
    </style:style>
    <style:style style:name="P3" style:family="paragraph" style:parent-style-name="Standard">
      <style:text-properties officeooo:paragraph-rsid="0006c484"/>
    </style:style>
    <style:style style:name="P4" style:family="paragraph" style:parent-style-name="Standard">
      <style:text-properties fo:font-size="16pt" officeooo:rsid="0006c484" officeooo:paragraph-rsid="0006c484" style:font-size-asian="16pt" style:font-size-complex="16pt"/>
    </style:style>
    <style:style style:name="P5" style:family="paragraph" style:parent-style-name="Standard">
      <style:text-properties fo:font-size="14pt" officeooo:rsid="0006c484" officeooo:paragraph-rsid="0006c484" style:font-size-asian="14pt" style:font-size-complex="14pt"/>
    </style:style>
    <style:style style:name="P6" style:family="paragraph" style:parent-style-name="Standard">
      <style:text-properties officeooo:rsid="00089fda" officeooo:paragraph-rsid="00089fda"/>
    </style:style>
    <style:style style:name="P7" style:family="paragraph" style:parent-style-name="Standard">
      <style:text-properties officeooo:paragraph-rsid="00089fda"/>
    </style:style>
    <style:style style:name="P8" style:family="paragraph" style:parent-style-name="Standard">
      <style:text-properties officeooo:rsid="0008bf7d" officeooo:paragraph-rsid="0008bf7d"/>
    </style:style>
    <style:style style:name="P9" style:family="paragraph" style:parent-style-name="Standard">
      <style:text-properties officeooo:paragraph-rsid="0008bf7d"/>
    </style:style>
    <style:style style:name="P10" style:family="paragraph" style:parent-style-name="Standard">
      <style:text-properties officeooo:rsid="0009ce8b" officeooo:paragraph-rsid="0009ce8b"/>
    </style:style>
    <style:style style:name="P11" style:family="paragraph" style:parent-style-name="Standard">
      <style:text-properties officeooo:paragraph-rsid="0009ce8b"/>
    </style:style>
    <style:style style:name="P12" style:family="paragraph" style:parent-style-name="Standard">
      <style:text-properties officeooo:paragraph-rsid="000ca95d"/>
    </style:style>
    <style:style style:name="P13" style:family="paragraph" style:parent-style-name="Standard">
      <style:text-properties officeooo:paragraph-rsid="000e6f56"/>
    </style:style>
    <style:style style:name="P14" style:family="paragraph" style:parent-style-name="Standard">
      <style:text-properties officeooo:rsid="000e6f56" officeooo:paragraph-rsid="000e6f56"/>
    </style:style>
    <style:style style:name="P15" style:family="paragraph" style:parent-style-name="Standard">
      <style:text-properties officeooo:rsid="000f7ffe" officeooo:paragraph-rsid="000f7ffe"/>
    </style:style>
    <style:style style:name="P16" style:family="paragraph" style:parent-style-name="Standard">
      <style:text-properties officeooo:rsid="0013cbd0" officeooo:paragraph-rsid="0013cbd0"/>
    </style:style>
    <style:style style:name="P17" style:family="paragraph" style:parent-style-name="Standard">
      <style:text-properties officeooo:rsid="0013cbd0" officeooo:paragraph-rsid="00141a8c"/>
    </style:style>
    <style:style style:name="P18" style:family="paragraph" style:parent-style-name="Standard">
      <style:text-properties officeooo:paragraph-rsid="0013cbd0"/>
    </style:style>
    <style:style style:name="T1" style:family="text">
      <style:text-properties officeooo:rsid="0006c484"/>
    </style:style>
    <style:style style:name="T2" style:family="text">
      <style:text-properties fo:font-size="14pt" officeooo:rsid="0006c484" style:font-size-asian="14pt" style:font-size-complex="14pt"/>
    </style:style>
    <style:style style:name="T3" style:family="text">
      <style:text-properties officeooo:rsid="00089fda"/>
    </style:style>
    <style:style style:name="T4" style:family="text">
      <style:text-properties officeooo:rsid="0008bf7d"/>
    </style:style>
    <style:style style:name="T5" style:family="text">
      <style:text-properties officeooo:rsid="0009a10f"/>
    </style:style>
    <style:style style:name="T6" style:family="text">
      <style:text-properties officeooo:rsid="0009ce8b"/>
    </style:style>
    <style:style style:name="T7" style:family="text">
      <style:text-properties officeooo:rsid="000b9329"/>
    </style:style>
    <style:style style:name="T8" style:family="text">
      <style:text-properties officeooo:rsid="000ca95d"/>
    </style:style>
    <style:style style:name="T9" style:family="text">
      <style:text-properties officeooo:rsid="000e6f56"/>
    </style:style>
    <style:style style:name="T10" style:family="text">
      <style:text-properties officeooo:rsid="000f7ffe"/>
    </style:style>
    <style:style style:name="T11" style:family="text">
      <style:text-properties officeooo:rsid="001135c6"/>
    </style:style>
    <style:style style:name="T12" style:family="text">
      <style:text-properties officeooo:rsid="00125952"/>
    </style:style>
    <style:style style:name="T13" style:family="text">
      <style:text-properties officeooo:rsid="0013cb0a"/>
    </style:style>
    <style:style style:name="T14" style:family="text">
      <style:text-properties officeooo:rsid="0013cbd0"/>
    </style:style>
    <style:style style:name="T15" style:family="text">
      <style:text-properties officeooo:rsid="00141a8c"/>
    </style:style>
    <style:style style:name="T16" style:family="text">
      <style:text-properties officeooo:rsid="001477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ign for a Robot Evaluation System</text:p>
      <text:p text:style-name="P1"/>
      <text:p text:style-name="P5">Overview</text:p>
      <text:p text:style-name="P1"/>
      <text:p text:style-name="P3"><text:span text:style-name="T1">The main function of the system is to enable requesting robot evaluation runs and returning the results of these tests. There are 4 main components: a central Server controlling a Database of evaluation records and two types of client applications: ML Client and Operator Client.</text:span></text:p>
      <text:p text:style-name="P3"/>
      <text:p text:style-name="P3"><text:span text:style-name="T2">Components in Detail</text:span></text:p>
      <text:p text:style-name="P1"/>
      <text:p text:style-name="P6">1. Database</text:p>
      <text:p text:style-name="P6"/>
      <text:p text:style-name="P7"><text:span text:style-name="T3">The Database stores records of all previous, scheduled and running evaluations. Each robot evaluation session is called a “</text:span><text:span text:style-name="T6">T</text:span><text:span text:style-name="T3">ask” for short, </text:span><text:span text:style-name="T4">since in essence it is a task to be performed by a robot operator. Data is organized into </text:span><text:span text:style-name="T5">2</text:span><text:span text:style-name="T4"> tables: Tasks </text:span><text:span text:style-name="T5">and</text:span><text:span text:style-name="T4"> Robots.</text:span></text:p>
      <text:p text:style-name="P7"/>
      <text:p text:style-name="P9"><text:span text:style-name="T4">The Tasks table holds all recorded </text:span><text:span text:style-name="T6">evaluations</text:span><text:span text:style-name="T4">. Each Task is described by the following fields: </text:span></text:p>
      <text:p text:style-name="P9">- <text:span text:style-name="T4">task_id – unique identifier, assigned by the Server;</text:span></text:p>
      <text:p text:style-name="P9">- <text:span text:style-name="T4">creation_time – Server timestamp representing the time and date of the Tasks creation;</text:span></text:p>
      <text:p text:style-name="P9">- <text:span text:style-name="T4">robot_id – identifier of the robot on which the task was/is to be executed;</text:span></text:p>
      <text:p text:style-name="P9">- <text:span text:style-name="T4">runs – the requested number of runs;</text:span></text:p>
      <text:p text:style-name="P9">- <text:span text:style-name="T4">branch – the name of the Git branch containing robot configuration for the task;</text:span></text:p>
      <text:p text:style-name="P9">- <text:span text:style-name="T4">status = [waiting, running, finished] – the current status of the task;</text:span></text:p>
      <text:p text:style-name="P9">- <text:span text:style-name="T4">attempts – number of attempts performed while running the task;</text:span></text:p>
      <text:p text:style-name="P9">- <text:span text:style-name="T4">successes <text:s/>– number of successful attempts.</text:span></text:p>
      <text:p text:style-name="P9"/>
      <text:p text:style-name="P9"><text:span text:style-name="T4">The Robots table stores the information about robots </text:span><text:span text:style-name="T5">recognized by the system</text:span><text:span text:style-name="T4">. Robot fields:</text:span></text:p>
      <text:p text:style-name="P8">- robot_id – unique identifier;</text:p>
      <text:p text:style-name="P8">- name – display name for client applications.</text:p>
      <text:p text:style-name="P2"/>
      <text:p text:style-name="P1"><text:span text:style-name="T3">2</text:span>. Server</text:p>
      <text:p text:style-name="P1"/>
      <text:p text:style-name="P3"><text:span text:style-name="T1">The Server is the central component, connecting </text:span><text:span text:style-name="T6">to all</text:span><text:span text:style-name="T1"> other parts of the system. It exposes a REST API, that may be used by client applications to </text:span><text:span text:style-name="T3">issue requests for reading from or writing to the Database. The Server API is detailed in a following section of this document. It enables querying </text:span><text:span text:style-name="T6">for </text:span><text:span text:style-name="T3">single </text:span><text:span text:style-name="T6">task entries as well as returning several task records at a time, with filtering. </text:span></text:p>
      <text:p text:style-name="P3"/>
      <text:p text:style-name="P11"><text:span text:style-name="T6">The Server is responsible for creating the Task and Robot entries in the </text:span><text:span text:style-name="T8">D</text:span><text:span text:style-name="T6">atabase in response to client requests. Client authentication is also performed by the server (although not specified any further at this point). The Server also tracks the timestamp of the last Database modification, which is used for client auto-updates.</text:span></text:p>
      <text:p text:style-name="P10"/>
      <text:p text:style-name="P12"><text:span text:style-name="T6">The Server runs on a dedicated machine, which also hosts the Database </text:span><text:span text:style-name="T8">and is connected to client machines by a local network</text:span><text:span text:style-name="T6">. </text:span><text:span text:style-name="T7">It is configured and launched </text:span><text:span text:style-name="T8">using</text:span><text:span text:style-name="T7"> a command-line </text:span><text:span text:style-name="T13">tool</text:span><text:span text:style-name="T7">.</text:span></text:p>
      <text:p text:style-name="P11"/>
      <text:p text:style-name="P10"/>
      <text:p text:style-name="P10"/>
      <text:p text:style-name="P10"/>
      <text:p text:style-name="P10"><text:soft-page-break/>3. ML Client</text:p>
      <text:p text:style-name="P10"/>
      <text:p text:style-name="P13"><text:span text:style-name="T6">The Machine Learning Client is a GUI application used by ML Engineers to create and review Tasks. It runs on the ML Engineer workstations, </text:span><text:span text:style-name="T11">which are connected to the Server via a local netwrok.</text:span></text:p>
      <text:p text:style-name="P13"/>
      <text:p text:style-name="P13"><text:span text:style-name="T9">Its</text:span><text:span text:style-name="T8"> main feature is the Recent Tasks window which </text:span><text:span text:style-name="T9">shows</text:span><text:span text:style-name="T8"> a subset of existing Tasks, based on their creation time, e.g. all Tasks created in the past 7 days. The </text:span><text:span text:style-name="T9">Tasks are displayed in a table,</text:span><text:span text:style-name="T8"> divided by Task status (waiting, running, finished) </text:span><text:span text:style-name="T9">on one axis</text:span><text:span text:style-name="T8"> and by target robot</text:span><text:span text:style-name="T9">s on the other</text:span><text:span text:style-name="T8">. The </text:span><text:span text:style-name="T9">table</text:span><text:span text:style-name="T8"> is automatically updated using a timer – </text:span><text:span text:style-name="T9">on </text:span><text:span text:style-name="T8">each tick the client checks the Server’s last modification timestamp – if it changed since the last tick, the Task </text:span><text:span text:style-name="T9">table</text:span><text:span text:style-name="T8"> data is queried and updated. </text:span><text:span text:style-name="T12">Manual updates may also be triggered by the user.</text:span></text:p>
      <text:p text:style-name="P13"/>
      <text:p text:style-name="P13"><text:span text:style-name="T9">The Tasks are represented by their unique ids </text:span><text:span text:style-name="T10">and sorted by time of creation</text:span><text:span text:style-name="T9">. Clicking a table entry opens a Task detail view, displaying all fields of that Task. This enables checking the evaluation results of a single Task.</text:span></text:p>
      <text:p text:style-name="P13"/>
      <text:p text:style-name="P13"><text:span text:style-name="T9">New Tasks may be created by clicking an appropriate button and filling in the required data: target robot name, number of runs and the name of the Git branch containing robot configuration.</text:span></text:p>
      <text:p text:style-name="P13"/>
      <text:p text:style-name="P14">Another button enables downloading a (optionally) filtered list of all recorded tasks and saving it to a file (CSV, JSON etc.). This is useful for analyzing groups of tasks in an external application.</text:p>
      <text:p text:style-name="P14"/>
      <text:p text:style-name="P15">4. Operator Client</text:p>
      <text:p text:style-name="P15"/>
      <text:p text:style-name="P18"><text:span text:style-name="T14">The Operator Client is a GUI application very similar to the ML Client, but offering slightly different functions. It runs on the computers controlling the robots and is used by the robot </text:span><text:span text:style-name="T15">O</text:span><text:span text:style-name="T14">perators to receive evaluation requests and publish their results. </text:span><text:span text:style-name="T15">Its implementation would share a substantial amount of code with ML Client.</text:span></text:p>
      <text:p text:style-name="P18"/>
      <text:p text:style-name="P16">On startup, Operator Client requires specifying the target robot and the directory containing the robot control script, used to run the robot.</text:p>
      <text:p text:style-name="P16"/>
      <text:p text:style-name="P18"><text:span text:style-name="T14">It also has the Recent Tasks window, which works and looks more or less the same as in ML Client. It doesn’t have the New Task function however. In the Recent Tasks table, the row representing the connected robot is highlighted. Clicking a Task from that row displays an extended Task Detail window, containing a Run Now </text:span><text:span text:style-name="T15">and Send Results buttons.</text:span></text:p>
      <text:p text:style-name="P18"/>
      <text:p text:style-name="P17">Clicking Run Now will execute the robot control script the number of times specified in the Task’s “runs” field, providing it the name of the configurations branch stored in the “branch” field. <text:span text:style-name="T15">This action will also send the request to the Server to update the Task’s status to “running”.</text:span></text:p>
      <text:p text:style-name="P17"/>
      <text:p text:style-name="P17"><text:span text:style-name="T15">The script is expected to store its results in a log file, at a predefined location relative to the script directory provided to Operator Client at startup. Using the Send Results function in the Task Detail window will cause Operator Client to look for the log file, extract the number of attempts and successes and send this information to the Server via an appropriate REST PATCH request. Failing to get the </text:span><text:span text:style-name="T16">expected</text:span><text:span text:style-name="T15"> results exposes the Run Again option, which can be used to retry the entire evaluation from scrat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7T20:21:15.594000000</meta:creation-date>
    <dc:date>2021-02-17T21:48:40.307000000</dc:date>
    <meta:editing-duration>PT52M41S</meta:editing-duration>
    <meta:editing-cycles>12</meta:editing-cycles>
    <meta:generator>LibreOffice/7.0.3.1$Windows_X86_64 LibreOffice_project/d7547858d014d4cf69878db179d326fc3483e082</meta:generator>
    <meta:document-statistic meta:table-count="0" meta:image-count="0" meta:object-count="0" meta:page-count="2" meta:paragraph-count="34" meta:word-count="892" meta:character-count="5317" meta:non-whitespace-character-count="4444"/>
  </office:meta>
</office:document-meta>
</file>